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604in"/>
    </style:style>
    <style:style style:name="Table1.B" style:family="table-column">
      <style:table-column-properties style:column-width="2.8118in"/>
    </style:style>
    <style:style style:name="Table1.C" style:family="table-column">
      <style:table-column-properties style:column-width="2.420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3"/>
    <style:style style:name="P5" style:family="paragraph" style:parent-style-name="Preformatted_20_Text" style:list-style-name="L3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) Kritische, professionelle Bewertung Deines aktuellen Account-Systems</text:span></text:p>
      <text:list text:style-name="L1">
        <text:list-item>
          <text:p text:style-name="P6"><text:span text:style-name="Strong_20_Emphasis">Zu viele Verantwortlichkeiten in wenigen Klassen</text:span><text:line-break/>– Ähnlich wie in einem Unternehmen, wo Buchhaltung, Vertrieb und IT alle im gleichen Büro sitzen: unübersichtlich und fehleranfällig. Deine <text:span text:style-name="Source_20_Text">AccountStorage</text:span> und <text:span text:style-name="Source_20_Text">AccountManager</text:span> übernehmen sowohl Dateizugriff, Validierung, Logik zur Auswahl und Konfiguration – hier gilt es, klare Abteilungen (Modules/Klassen) zu schaffen.</text:p>
        </text:list-item>
        <text:list-item>
          <text:p text:style-name="P6"><text:span text:style-name="Strong_20_Emphasis">Vermischung von Metadaten und Nutzdaten</text:span><text:line-break/>– So, als würdest Du in Deiner Geldbörse Scheine, Visitenkarten und Schlüsselbund in ein Fach werfen: beim Zugriff suchst Du ewig nach dem richtigen Gegenstand. Trenne, was nur zur Identifikation (Metadaten) dient, von den eigentlichen Account-Inhalten.</text:p>
        </text:list-item>
        <text:list-item>
          <text:p text:style-name="P6"><text:span text:style-name="Strong_20_Emphasis">Fehlende, präzise Fehlerklassen</text:span><text:line-break/>– Wenn ein Konto fehlt oder das Speicherlimit erreicht ist, werfe einfach <text:span text:style-name="Source_20_Text">Exception</text:span>? Das entspricht einem Kundendienst, der nur sagt „Da ist was schiefgelaufen“ – keine Chance auf gezielte Reaktion oder Wiederholung.</text:p>
        </text:list-item>
        <text:list-item>
          <text:p text:style-name="P6"><text:span text:style-name="Strong_20_Emphasis">Ausbaufähigkeit und Testbarkeit eingeschränkt</text:span><text:line-break/>– Stell Dir vor, Du willst später statt JSON eine Datenbank nutzen: mit dem jetzigen Monolith würdest Du überall Änderungen vornehmen müssen. Tests werden schwer, weil Du nicht leicht simulieren kannst, was ein Speichersystem tut.</text:p>
        </text:list-item>
      </text:list>
      <text:p text:style-name="Horizontal_20_Line"/>
      <text:p text:style-name="Text_20_body"><text:span text:style-name="Strong_20_Emphasis">2) Konkrete, detaillierte Verbesserungs­vorschläge (mit Alltags- und Arbeits-Beispielen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Bereich</text:p>
            </table:table-cell>
            <table:table-cell table:style-name="Table1.A1" office:value-type="string">
              <text:p text:style-name="Table_20_Heading">Verbesserung</text:p>
            </table:table-cell>
            <table:table-cell table:style-name="Table1.A1" office:value-type="string">
              <text:p text:style-name="Table_20_Heading">Analogie (Alltag/Arbeit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Models klar trennen</text:span></text:p>
          </table:table-cell>
          <table:table-cell table:style-name="Table1.A1" office:value-type="string">
            <text:p text:style-name="Table_20_Contents">– <text:span text:style-name="Source_20_Text">AccountMeta</text:span> vs. <text:span text:style-name="Source_20_Text">AccountData</text:span></text:p>
          </table:table-cell>
          <table:table-cell table:style-name="Table1.A1" office:value-type="string">
            <text:p text:style-name="Table_20_Contents">Visitenkarte vs. Aktenschrank: Du brauchst nur die Visitenkarte (Name/ID/Pfad) zur Auswahl, den Aktenschrank (Einstellungen, Schlüssel) nur bei Zugriff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Repository Pattern</text:span></text:p>
          </table:table-cell>
          <table:table-cell table:style-name="Table1.A1" office:value-type="string">
            <text:p text:style-name="Table_20_Contents">– Interface <text:span text:style-name="Source_20_Text">AccountRepository</text:span> definieren– Implementierung <text:span text:style-name="Source_20_Text">JSONAccountRepository</text:span></text:p>
          </table:table-cell>
          <table:table-cell table:style-name="Table1.A1" office:value-type="string">
            <text:p text:style-name="Table_20_Contents">Auslagerung an Dienstleister: Einmal Vertrag (Interface), dann kann das JSON-Rechenzentrum oder später das SQL-Rechenzentrum dranhängen, ohne dass der Rest sich änder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Service-Schicht</text:span></text:p>
          </table:table-cell>
          <table:table-cell table:style-name="Table1.A1" office:value-type="string">
            <text:p text:style-name="Table_20_Contents">– <text:span text:style-name="Source_20_Text">AccountService</text:span> für Business-Logik</text:p>
          </table:table-cell>
          <table:table-cell table:style-name="Table1.A1" office:value-type="string">
            <text:p text:style-name="Table_20_Contents">Teamleiter übernimmt Entscheidung, wer wann welches Konto nutzt, kümmert sich um Limit-Prüfung und Logg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Custom Exceptions</text:span></text:p>
          </table:table-cell>
          <table:table-cell table:style-name="Table1.A1" office:value-type="string">
            <text:p text:style-name="Table_20_Contents">– z. B. <text:span text:style-name="Source_20_Text">AccountNotFoundError</text:span>, <text:span text:style-name="Source_20_Text">AccountLimitError</text:span>, <text:span text:style-name="Source_20_Text">AccountValidationError</text:span>– Dienen zur gezielten Fehlerbehandlung</text:p>
          </table:table-cell>
          <table:table-cell table:style-name="Table1.A1" office:value-type="string">
            <text:p text:style-name="Table_20_Contents">Du bestellst Ersatzteile: statt nur „Fehler“ zu bekommen, bekommst Du eine spezifische Fehlermeldung: „Teil X fehlt“ oder „Bestelllimit überschritten“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Konfiguration auslagern</text:span></text:p>
          </table:table-cell>
          <table:table-cell table:style-name="Table1.A1" office:value-type="string">
            <text:p text:style-name="Table_20_Contents">– <text:span text:style-name="Source_20_Text">settings.py</text:span> für Konstanten (<text:span text:style-name="Source_20_Text">MAX_ACCOUNTS</text:span>, JSON-Dateiname)</text:p>
          </table:table-cell>
          <table:table-cell table:style-name="Table1.A1" office:value-type="string">
            <text:p text:style-name="Table_20_Contents">Unternehmensrichtlinien in einem Handbuch: Wenn die Anzahl der Mitarbeiter wächst, passt Du nur <text:soft-page-break/>das Handbuch an, nicht jeden Vertra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Logging-Strategie verfeinern</text:span></text:p>
          </table:table-cell>
          <table:table-cell table:style-name="Table1.A1" office:value-type="string">
            <text:p text:style-name="Table_20_Contents">– Verwende Log-Levels (<text:span text:style-name="Source_20_Text">DEBUG</text:span>, <text:span text:style-name="Source_20_Text">INFO</text:span>, <text:span text:style-name="Source_20_Text">WARNING</text:span>, <text:span text:style-name="Source_20_Text">ERROR</text:span>)– Context-Logging (z. B. Account-ID im Log)</text:p>
          </table:table-cell>
          <table:table-cell table:style-name="Table1.A1" office:value-type="string">
            <text:p text:style-name="Table_20_Contents">Qualitätsmanagement: Du dokumentierst nicht nur „Etwas ist passiert“, sondern „Account 123 wurde geladen (INFO)“ oder „Konnte Account-ID 999 nicht finden (ERROR)“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. Unit-Tests und Dependency Injection</text:span></text:p>
          </table:table-cell>
          <table:table-cell table:style-name="Table1.A1" office:value-type="string">
            <text:p text:style-name="Table_20_Contents">– Übergib in den Konstruktor das Repository, nicht fest im Code erzeugen– Schreibe Tests gegen ein Fake-Repository</text:p>
          </table:table-cell>
          <table:table-cell table:style-name="Table1.A1" office:value-type="string">
            <text:p text:style-name="Table_20_Contents">Stell Dir vor, Du übst im Simulator (Fake-Repository), bevor Du in der echten Produktion (JSON-Datei) arbeitest.</text:p>
          </table:table-cell>
        </table:table-row>
      </table:table>
      <text:p text:style-name="Horizontal_20_Line"/>
      <text:h text:style-name="Heading_20_3" text:outline-level="3"><text:span text:style-name="Strong_20_Emphasis">Erklärung der neuen Funktionen/Klassen</text:span></text:h>
      <text:list text:style-name="L2">
        <text:list-item>
          <text:p text:style-name="P7"><text:span text:style-name="Strong_20_Emphasis"><text:span text:style-name="Source_20_Text">AccountMeta</text:span></text:span><text:span text:style-name="Strong_20_Emphasis"> (Model)</text:span></text:p>
          <text:list>
            <text:list-item>
              <text:p text:style-name="P7"><text:span text:style-name="Strong_20_Emphasis">Felder:</text:span></text:p>
              <text:list>
                <text:list-item>
                  <text:p text:style-name="P7"><text:span text:style-name="Source_20_Text">id: str</text:span> (z. B. UUID)</text:p>
                </text:list-item>
                <text:list-item>
                  <text:p text:style-name="P7"><text:span text:style-name="Source_20_Text">name: str</text:span></text:p>
                </text:list-item>
                <text:list-item>
                  <text:p text:style-name="P7"><text:span text:style-name="Source_20_Text">path: Path</text:span></text:p>
                </text:list-item>
              </text:list>
            </text:list-item>
            <text:list-item>
              <text:p text:style-name="P7"><text:span text:style-name="Strong_20_Emphasis">Zweck:</text:span> Nur zur Anzeige und Auswahl. Schnell im Speicher, geringe Datenlast.</text:p>
            </text:list-item>
          </text:list>
        </text:list-item>
        <text:list-item>
          <text:p text:style-name="P7"><text:span text:style-name="Strong_20_Emphasis"><text:span text:style-name="Source_20_Text">AccountData</text:span></text:span><text:span text:style-name="Strong_20_Emphasis"> (Model)</text:span></text:p>
          <text:list>
            <text:list-item>
              <text:p text:style-name="P7"><text:span text:style-name="Strong_20_Emphasis">Felder:</text:span> Alle sensiblen Informationen (SMTP-Daten, Schlüsselpfade, Filtereinstellungen).</text:p>
            </text:list-item>
            <text:list-item>
              <text:p text:style-name="P7"><text:span text:style-name="Strong_20_Emphasis">Zweck:</text:span> Vollständige Konfiguration, wird erst bei Bedarf geladen.</text:p>
            </text:list-item>
          </text:list>
        </text:list-item>
        <text:list-item>
          <text:p text:style-name="P7"><text:span text:style-name="Strong_20_Emphasis"><text:span text:style-name="Source_20_Text">AccountRepository</text:span></text:span><text:span text:style-name="Strong_20_Emphasis"> (Interface/Protocol)</text:span></text:p>
          <text:list>
            <text:list-item>
              <text:p text:style-name="P7"><text:span text:style-name="Strong_20_Emphasis">Methoden:</text:span></text:p>
              <text:list>
                <text:list-item>
                  <text:p text:style-name="P7"><text:span text:style-name="Source_20_Text">list_accounts() → list[AccountMeta]</text:span></text:p>
                </text:list-item>
                <text:list-item>
                  <text:p text:style-name="P7"><text:span text:style-name="Source_20_Text">get_account(account_id: str) → AccountData</text:span></text:p>
                </text:list-item>
                <text:list-item>
                  <text:p text:style-name="P7"><text:span text:style-name="Source_20_Text">add_account(meta: AccountMeta, data: AccountData) → None</text:span></text:p>
                </text:list-item>
                <text:list-item>
                  <text:p text:style-name="P7"><text:span text:style-name="Source_20_Text">update_account(account_id: str, data: AccountData) → None</text:span></text:p>
                </text:list-item>
                <text:list-item>
                  <text:p text:style-name="P7"><text:span text:style-name="Source_20_Text">remove_account(account_id: str) → None</text:span></text:p>
                </text:list-item>
              </text:list>
            </text:list-item>
            <text:list-item>
              <text:p text:style-name="P7"><text:span text:style-name="Strong_20_Emphasis">Zweck:</text:span> Vertragswerk, das jede Speicher­implementierung erfüllen muss.</text:p>
            </text:list-item>
          </text:list>
        </text:list-item>
        <text:list-item>
          <text:p text:style-name="P7"><text:span text:style-name="Strong_20_Emphasis"><text:span text:style-name="Source_20_Text">JSONAccountRepository</text:span></text:span><text:span text:style-name="Strong_20_Emphasis"> (Implementation)</text:span></text:p>
          <text:list>
            <text:list-item>
              <text:p text:style-name="P7"><text:soft-page-break/>Nutzt <text:span text:style-name="Source_20_Text">pathlib.Path</text:span> und <text:span text:style-name="Source_20_Text">settings.JSON_PATH</text:span>, liest bzw. schreibt <text:span text:style-name="Source_20_Text">accountPaths.json</text:span> und die einzelnen Account-Dateien.</text:p>
            </text:list-item>
          </text:list>
        </text:list-item>
        <text:list-item>
          <text:p text:style-name="P7"><text:span text:style-name="Strong_20_Emphasis"><text:span text:style-name="Source_20_Text">AccountService</text:span></text:span><text:span text:style-name="Strong_20_Emphasis"> (Business-Logik)</text:span></text:p>
          <text:list>
            <text:list-item>
              <text:p text:style-name="P7"><text:span text:style-name="Strong_20_Emphasis">Methoden und Zwecke:</text:span></text:p>
              <text:list>
                <text:list-item>
                  <text:p text:style-name="P7"><text:span text:style-name="Source_20_Text">create_account(name: str, folder: Path)</text:span>:<text:line-break/>– Prüft gegen <text:span text:style-name="Source_20_Text">MAX_ACCOUNTS</text:span>.<text:line-break/>– Erzeugt <text:span text:style-name="Source_20_Text">AccountMeta</text:span> mit neuer UUID.<text:line-break/>– Legt Ordnerstruktur an (z. B. <text:span text:style-name="Source_20_Text">keys/</text:span>, <text:span text:style-name="Source_20_Text">config/</text:span>).<text:line-break/>– Schreibt Initial-Dateien via Repository.</text:p>
                </text:list-item>
                <text:list-item>
                  <text:p text:style-name="P7"><text:span text:style-name="Source_20_Text">select_account(criteria: Callable[[AccountMeta], bool]) → AccountData</text:span>:<text:line-break/>– Filtert Metadaten, wählt (z. B. per Name oder jüngstes Datum).<text:line-break/>– Ladet vollständige Daten via Repository.</text:p>
                </text:list-item>
                <text:list-item>
                  <text:p text:style-name="P7"><text:span text:style-name="Source_20_Text">update_account(account_id: str, data: AccountData)</text:span>:<text:line-break/>– Validiert Änderungen (z. B. korrekte JSON-Struktur).<text:line-break/>– Speichert via Repository.</text:p>
                </text:list-item>
                <text:list-item>
                  <text:p text:style-name="P7"><text:span text:style-name="Source_20_Text">delete_account(account_id: str)</text:span>:<text:line-break/>– Entfernt Eintrag und Ordner.</text:p>
                </text:list-item>
              </text:list>
            </text:list-item>
          </text:list>
        </text:list-item>
        <text:list-item>
          <text:p text:style-name="P7"><text:span text:style-name="Strong_20_Emphasis">Custom Exceptions (in </text:span><text:span text:style-name="Strong_20_Emphasis"><text:span text:style-name="Source_20_Text">exceptions.py</text:span></text:span><text:span text:style-name="Strong_20_Emphasis">)</text:span></text:p>
          <text:list>
            <text:list-item>
              <text:p text:style-name="P7">Beispiel:</text:p>
              <text:p text:style-name="P1"><text:span text:style-name="Source_20_Text">class AccountError(Exception): pass</text:span></text:p>
              <text:p text:style-name="P1"/>
              <text:p text:style-name="P1"><text:span text:style-name="Source_20_Text">class AccountNotFoundError(AccountError): pass</text:span></text:p>
              <text:p text:style-name="P1"><text:span text:style-name="Source_20_Text">class AccountLimitError(AccountError): pass</text:span></text:p>
              <text:p text:style-name="P2"><text:span text:style-name="Source_20_Text">class AccountValidationError(AccountError): pass</text:span></text:p>
            </text:list-item>
            <text:list-item>
              <text:p text:style-name="P7"><text:span text:style-name="Strong_20_Emphasis">Einsatz:</text:span><text:line-break/>– Wenn <text:span text:style-name="Source_20_Text">get_account</text:span> keinen Meta-Eintrag findet → <text:span text:style-name="Source_20_Text">raise AccountNotFoundError(f"Kein Account mit ID {account_id}")</text:span>.<text:line-break/>– Beim Anlegen, wenn Limit erreicht → <text:span text:style-name="Source_20_Text">raise AccountLimitError(f"Maximale Anzahl ({MAX_ACCOUNTS}) erreicht")</text:span>.<text:line-break/>– Bei ungültiger Datenstruktur → <text:span text:style-name="Source_20_Text">raise AccountValidationError("Fehler in Account-Konfiguration")</text:span>.</text:p>
            </text:list-item>
          </text:list>
        </text:list-item>
        <text:list-item>
          <text:p text:style-name="P7"><text:span text:style-name="Strong_20_Emphasis"><text:span text:style-name="Source_20_Text">settings.py</text:span></text:span></text:p>
          <text:list>
            <text:list-item>
              <text:p text:style-name="P7">Enthält:</text:p>
              <text:p text:style-name="P1"><text:span text:style-name="Source_20_Text">from pathlib import Path</text:span></text:p>
              <text:p text:style-name="P1"><text:span text:style-name="Source_20_Text">MAX_ACCOUNTS = 20</text:span></text:p>
              <text:p text:style-name="P1"><text:span text:style-name="Source_20_Text">CONFIG_DIR = Path.home() / ".config" / "remaild"</text:span></text:p>
              <text:p text:style-name="P1"><text:span text:style-name="Source_20_Text">JSON_PATH = CONFIG_DIR / "accountPaths.json"</text:span></text:p>
              <text:p text:style-name="P2"><text:soft-page-break/><text:span text:style-name="Source_20_Text">LOG_LEVEL = "DEBUG"</text:span></text:p>
            </text:list-item>
            <text:list-item>
              <text:p text:style-name="P7"><text:span text:style-name="Strong_20_Emphasis">Nutzen:</text:span> Änderungen hier wirken sich automatisch überall aus.</text:p>
            </text:list-item>
          </text:list>
        </text:list-item>
        <text:list-item>
          <text:p text:style-name="P7"><text:span text:style-name="Strong_20_Emphasis"><text:span text:style-name="Source_20_Text">path_utils.py</text:span></text:span></text:p>
          <text:list>
            <text:list-item>
              <text:p text:style-name="P7">Funktionen wie <text:span text:style-name="Source_20_Text">ensure_config_dir()</text:span> zum Anlegen von Ordnern, <text:span text:style-name="Source_20_Text">get_json_path()</text:span>, damit Du nie direkt mit Strings arbeitest.</text:p>
            </text:list-item>
          </text:list>
        </text:list-item>
      </text:list>
      <text:p text:style-name="Horizontal_20_Line"/>
      <text:h text:style-name="Heading_20_2" text:outline-level="2"><text:span text:style-name="Strong_20_Emphasis">3) Grobes, pro-fessionelles Konzept (Dateien, Klassen, Funktionen)</text:span></text:h>
      <text:p text:style-name="Preformatted_20_Text"><text:span text:style-name="Source_20_Text">remaild/</text:span></text:p>
      <text:p text:style-name="Preformatted_20_Text"><text:span text:style-name="Source_20_Text">├── exceptions.py</text:span></text:p>
      <text:p text:style-name="Preformatted_20_Text"><text:span text:style-name="Source_20_Text">│ <text:s text:c="2"/>└── class AccountError(Exception), AccountNotFoundError, …</text:span></text:p>
      <text:p text:style-name="Preformatted_20_Text"><text:span text:style-name="Source_20_Text">│</text:span></text:p>
      <text:p text:style-name="Preformatted_20_Text"><text:span text:style-name="Source_20_Text">├── settings.py</text:span></text:p>
      <text:p text:style-name="Preformatted_20_Text"><text:span text:style-name="Source_20_Text">│ <text:s text:c="2"/>└── MAX_ACCOUNTS, CONFIG_DIR, JSON_PATH, LOG_LEVEL</text:span></text:p>
      <text:p text:style-name="Preformatted_20_Text"><text:span text:style-name="Source_20_Text">│</text:span></text:p>
      <text:p text:style-name="Preformatted_20_Text"><text:span text:style-name="Source_20_Text">├── utils/</text:span></text:p>
      <text:p text:style-name="Preformatted_20_Text"><text:span text:style-name="Source_20_Text">│ <text:s text:c="2"/>└── path_utils.py</text:span></text:p>
      <text:p text:style-name="Preformatted_20_Text"><text:span text:style-name="Source_20_Text">│ <text:s text:c="6"/>• ensure_config_dir() → None</text:span></text:p>
      <text:p text:style-name="Preformatted_20_Text"><text:span text:style-name="Source_20_Text">│ <text:s text:c="6"/>• get_json_path() → Path</text:span></text:p>
      <text:p text:style-name="Preformatted_20_Text"><text:span text:style-name="Source_20_Text">│</text:span></text:p>
      <text:p text:style-name="Preformatted_20_Text"><text:span text:style-name="Source_20_Text">├── models/</text:span></text:p>
      <text:p text:style-name="Preformatted_20_Text"><text:span text:style-name="Source_20_Text">│ <text:s text:c="2"/>└── account.py</text:span></text:p>
      <text:p text:style-name="Preformatted_20_Text"><text:span text:style-name="Source_20_Text">│ <text:s text:c="6"/>• @dataclass AccountMeta(id, name, path)</text:span></text:p>
      <text:p text:style-name="Preformatted_20_Text"><text:span text:style-name="Source_20_Text">│ <text:s text:c="6"/>• @dataclass AccountData(smtp_config, keys, filters,…)</text:span></text:p>
      <text:p text:style-name="Preformatted_20_Text"><text:span text:style-name="Source_20_Text">│</text:span></text:p>
      <text:p text:style-name="Preformatted_20_Text"><text:span text:style-name="Source_20_Text">├── interfaces/</text:span></text:p>
      <text:p text:style-name="Preformatted_20_Text"><text:span text:style-name="Source_20_Text">│ <text:s text:c="2"/>└── repository_interface.py</text:span></text:p>
      <text:p text:style-name="Preformatted_20_Text"><text:span text:style-name="Source_20_Text">│ <text:s text:c="6"/>• class AccountRepository(Protocol): Methoden list/get/add/update/remove</text:span></text:p>
      <text:p text:style-name="Preformatted_20_Text"><text:span text:style-name="Source_20_Text">│</text:span></text:p>
      <text:p text:style-name="Preformatted_20_Text"><text:span text:style-name="Source_20_Text">├── repositories/</text:span></text:p>
      <text:p text:style-name="Preformatted_20_Text"><text:span text:style-name="Source_20_Text">│ <text:s text:c="2"/>└── json_repository.py</text:span></text:p>
      <text:p text:style-name="Preformatted_20_Text"><text:span text:style-name="Source_20_Text">│ <text:s text:c="6"/>• class JSONAccountRepository(AccountRepository):</text:span></text:p>
      <text:p text:style-name="Preformatted_20_Text"><text:span text:style-name="Source_20_Text">│ <text:s text:c="10"/>– _load_meta_list() <text:s/></text:span></text:p>
      <text:p text:style-name="Preformatted_20_Text"><text:span text:style-name="Source_20_Text">│ <text:s text:c="10"/>– list_accounts(), get_account(), add_account(), …</text:span></text:p>
      <text:p text:style-name="Preformatted_20_Text"><text:span text:style-name="Source_20_Text">│</text:span></text:p>
      <text:p text:style-name="Preformatted_20_Text"><text:span text:style-name="Source_20_Text">├── services/</text:span></text:p>
      <text:p text:style-name="Preformatted_20_Text"><text:span text:style-name="Source_20_Text">│ <text:s text:c="2"/>└── account_service.py</text:span></text:p>
      <text:p text:style-name="Preformatted_20_Text"><text:span text:style-name="Source_20_Text">│ <text:s text:c="6"/>• class AccountService:</text:span></text:p>
      <text:p text:style-name="Preformatted_20_Text"><text:span text:style-name="Source_20_Text">│ <text:s text:c="10"/>– create_account(name, folder) <text:s/></text:span></text:p>
      <text:p text:style-name="Preformatted_20_Text"><text:span text:style-name="Source_20_Text">│ <text:s text:c="10"/>– select_account(criteria) <text:s/></text:span></text:p>
      <text:p text:style-name="Preformatted_20_Text"><text:span text:style-name="Source_20_Text">│ <text:s text:c="10"/>– update_account(account_id, data) <text:s/></text:span></text:p>
      <text:p text:style-name="Preformatted_20_Text"><text:span text:style-name="Source_20_Text">│ <text:s text:c="10"/>– delete_account(account_id)</text:span></text:p>
      <text:p text:style-name="Preformatted_20_Text"><text:span text:style-name="Source_20_Text">│</text:span></text:p>
      <text:p text:style-name="Preformatted_20_Text"><text:span text:style-name="Source_20_Text">└── main.py</text:span></text:p>
      <text:p text:style-name="Preformatted_20_Text"><text:span text:style-name="Source_20_Text"><text:s text:c="4"/>└── CLI/Entrypoint:</text:span></text:p>
      <text:p text:style-name="Preformatted_20_Text"><text:span text:style-name="Source_20_Text"><text:s text:c="8"/>• Injiziere JSONAccountRepository <text:s/></text:span></text:p>
      <text:p text:style-name="Preformatted_20_Text"><text:span text:style-name="Source_20_Text"><text:s text:c="8"/>• Erstelle AccountService <text:s/></text:span></text:p>
      <text:p text:style-name="P3"><text:span text:style-name="Source_20_Text"><text:s text:c="8"/>• Binde Kommandos (z. B. mit `argparse` oder `click`)</text:span></text:p>
      <text:p text:style-name="Horizontal_20_Line"/>
      <text:p text:style-name="Text_20_body"><text:span text:style-name="Strong_20_Emphasis">Profi-Hinweise zum Abschluss</text:span></text:p>
      <text:list text:style-name="L3">
        <text:list-item>
          <text:p text:style-name="P8"><text:soft-page-break/><text:span text:style-name="Strong_20_Emphasis">Interfaces prüfen beim Testen:</text:span> Schreibe für Unittests ein <text:span text:style-name="Source_20_Text">InMemoryAccountRepository</text:span>, in das Du Metadaten und Daten manuell einspeist.</text:p>
        </text:list-item>
        <text:list-item>
          <text:p text:style-name="P8"><text:span text:style-name="Strong_20_Emphasis">Logging-Best Practices:</text:span> Nutze in jedem Modul</text:p>
          <text:p text:style-name="P4"><text:span text:style-name="Source_20_Text">import logging</text:span></text:p>
          <text:p text:style-name="P4"><text:span text:style-name="Source_20_Text">logger = logging.getLogger(__name__)</text:span></text:p>
          <text:p text:style-name="P5"><text:span text:style-name="Source_20_Text">logger.debug("Metadaten geladen: %s", meta_list)</text:span></text:p>
          <text:p text:style-name="P8">So siehst Du im Log sofort, in welchem Modul was passiert.</text:p>
        </text:list-item>
        <text:list-item>
          <text:p text:style-name="P8"><text:span text:style-name="Strong_20_Emphasis">Fehlerkaskade vermeiden:</text:span> Fange in <text:span text:style-name="Source_20_Text">main.py</text:span> alle <text:span text:style-name="Source_20_Text">AccountError</text:span> und gib dem Nutzer klare, freundliche Fehlermeldungen aus.</text:p>
        </text:list-item>
      </text:list>
      <text:p text:style-name="Text_20_body">Mit dieser Architektur bist Du in der Lage, Dein Account-Management wie ein Profi aufzubauen, leicht zu erweitern und zu warten – und behältst stets den Überblick, ganz ohne Monolithen-Wirrwar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2:30:46.866224055</meta:creation-date>
    <dc:date>2025-07-14T12:30:56.668656295</dc:date>
    <meta:editing-duration>PT10S</meta:editing-duration>
    <meta:editing-cycles>1</meta:editing-cycles>
    <meta:document-statistic meta:table-count="1" meta:image-count="0" meta:object-count="0" meta:page-count="5" meta:paragraph-count="124" meta:word-count="905" meta:character-count="7384" meta:non-whitespace-character-count="6468"/>
    <meta:generator>LibreOffice/24.2.7.2$Linux_X86_64 LibreOffice_project/420$Build-2</meta:generator>
  </office:meta>
</office:document-meta>
</file>